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1018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t. portadora </text:p>
          </table:table-cell>
          <table:table-cell/>
          <table:table-cell table:style-name="Default" office:value-type="float" office:value="-9" calcext:value-type="float">
            <text:p>-9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b=kpAm=2,Am =1</text:p>
          </table:table-cell>
          <table:table-cell table:style-name="ce1" office:value-type="string" calcext:value-type="string">
            <text:p>Potencia</text:p>
          </table:table-cell>
          <table:table-cell table:style-name="ce1" office:value-type="string" calcext:value-type="string">
            <text:p>Coeficientes experimentales dB <text:s/>20*log(Jn(B))</text:p>
          </table:table-cell>
          <table:table-cell table:style-name="ce1" office:value-type="string" calcext:value-type="string">
            <text:p>Coeficientes experimentales magnitud</text:p>
          </table:table-cell>
          <table:table-cell table:style-name="ce1" office:value-type="string" calcext:value-type="string">
            <text:p>Coeficientes teoricos 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0(2)</text:p>
          </table:table-cell>
          <table:table-cell office:value-type="float" office:value="-21.89" calcext:value-type="float">
            <text:p>-21,89</text:p>
          </table:table-cell>
          <table:table-cell table:formula="of:=[.C4]-[.$E$2]" office:value-type="float" office:value="-12.89" calcext:value-type="float">
            <text:p>-12,89</text:p>
          </table:table-cell>
          <table:table-cell table:formula="of:=POWER(10;[.D4]/20)" office:value-type="float" office:value="0.226725307714517" calcext:value-type="float">
            <text:p>0,227</text:p>
          </table:table-cell>
          <table:table-cell table:formula="of:=BESSELJ(2;[.A4])" office:value-type="float" office:value="0.223890779141236" calcext:value-type="float">
            <text:p>0,22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(2)</text:p>
          </table:table-cell>
          <table:table-cell office:value-type="float" office:value="-13.73" calcext:value-type="float">
            <text:p>-13,73</text:p>
          </table:table-cell>
          <table:table-cell table:formula="of:=[.C5]-[.$E$2]" office:value-type="float" office:value="-4.73" calcext:value-type="float">
            <text:p>-4,73</text:p>
          </table:table-cell>
          <table:table-cell table:formula="of:=POWER(10;[.D5]/20)" office:value-type="float" office:value="0.580096172522704" calcext:value-type="float">
            <text:p>0,580</text:p>
          </table:table-cell>
          <table:table-cell table:formula="of:=BESSELJ(2;[.A5])" office:value-type="float" office:value="0.576724807756874" calcext:value-type="float">
            <text:p>0,57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2)</text:p>
          </table:table-cell>
          <table:table-cell office:value-type="float" office:value="-18" calcext:value-type="float">
            <text:p>-18</text:p>
          </table:table-cell>
          <table:table-cell table:formula="of:=[.C6]-[.$E$2]" office:value-type="float" office:value="-9" calcext:value-type="float">
            <text:p>-9</text:p>
          </table:table-cell>
          <table:table-cell table:formula="of:=POWER(10;[.D6]/20)" office:value-type="float" office:value="0.354813389233575" calcext:value-type="float">
            <text:p>0,355</text:p>
          </table:table-cell>
          <table:table-cell table:formula="of:=BESSELJ(2;[.A6])" office:value-type="float" office:value="0.352834028615638" calcext:value-type="float">
            <text:p>0,353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2)</text:p>
          </table:table-cell>
          <table:table-cell office:value-type="float" office:value="-26.69" calcext:value-type="float">
            <text:p>-26,69</text:p>
          </table:table-cell>
          <table:table-cell table:formula="of:=[.C7]-[.$E$2]" office:value-type="float" office:value="-17.69" calcext:value-type="float">
            <text:p>-17,69</text:p>
          </table:table-cell>
          <table:table-cell table:formula="of:=POWER(10;[.D7]/20)" office:value-type="float" office:value="0.13046679686399" calcext:value-type="float">
            <text:p>0,130</text:p>
          </table:table-cell>
          <table:table-cell table:formula="of:=BESSELJ(2;[.A7])" office:value-type="float" office:value="0.128943249474402" calcext:value-type="float">
            <text:p>0,12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2)</text:p>
          </table:table-cell>
          <table:table-cell office:value-type="float" office:value="-38.26" calcext:value-type="float">
            <text:p>-38,26</text:p>
          </table:table-cell>
          <table:table-cell table:formula="of:=[.C8]-[.$E$2]" office:value-type="float" office:value="-29.26" calcext:value-type="float">
            <text:p>-29,26</text:p>
          </table:table-cell>
          <table:table-cell table:formula="of:=POWER(10;[.D8]/20)" office:value-type="float" office:value="0.0344349930763339" calcext:value-type="float">
            <text:p>0,034</text:p>
          </table:table-cell>
          <table:table-cell table:formula="of:=BESSELJ(2;[.A8])" office:value-type="float" office:value="0.0339957198075684" calcext:value-type="float">
            <text:p>0,0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2)</text:p>
          </table:table-cell>
          <table:table-cell office:value-type="float" office:value="-50" calcext:value-type="float">
            <text:p>-50</text:p>
          </table:table-cell>
          <table:table-cell table:formula="of:=[.C9]-[.$E$2]" office:value-type="float" office:value="-41" calcext:value-type="float">
            <text:p>-41</text:p>
          </table:table-cell>
          <table:table-cell table:formula="of:=POWER(10;[.D9]/20)" office:value-type="float" office:value="0.00891250938133746" calcext:value-type="float">
            <text:p>0,009</text:p>
          </table:table-cell>
          <table:table-cell table:formula="of:=BESSELJ(2;[.A9])" office:value-type="float" office:value="0.00703962975587169" calcext:value-type="float">
            <text:p>0,007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t. portadora </text:p>
          </table:table-cell>
          <table:table-cell/>
          <table:table-cell table:style-name="Default" office:value-type="float" office:value="-9" calcext:value-type="float">
            <text:p>-9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b=kpAm=3,Am =1</text:p>
          </table:table-cell>
          <table:table-cell table:style-name="ce1" office:value-type="string" calcext:value-type="string">
            <text:p>Potencia</text:p>
          </table:table-cell>
          <table:table-cell table:style-name="ce1" office:value-type="string" calcext:value-type="string">
            <text:p>Coeficientes experimentales dB <text:s/>20*log(Jn(B))</text:p>
          </table:table-cell>
          <table:table-cell table:style-name="ce1" office:value-type="string" calcext:value-type="string">
            <text:p>Coeficientes experimentales magnitud</text:p>
          </table:table-cell>
          <table:table-cell table:style-name="ce1" office:value-type="string" calcext:value-type="string">
            <text:p>Coeficientes teoricos 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0(2)</text:p>
          </table:table-cell>
          <table:table-cell office:value-type="float" office:value="-20.77" calcext:value-type="float">
            <text:p>-20,77</text:p>
          </table:table-cell>
          <table:table-cell table:formula="of:=[.C14]-[.$E$2]" office:value-type="float" office:value="-11.77" calcext:value-type="float">
            <text:p>-11,77</text:p>
          </table:table-cell>
          <table:table-cell table:formula="of:=POWER(10;[.D14]/20)" office:value-type="float" office:value="0.257928896442749" calcext:value-type="float">
            <text:p>0,258</text:p>
          </table:table-cell>
          <table:table-cell table:formula="of:=BESSELJ(3;[.A14])" office:value-type="float" office:value="-0.260051954901933" calcext:value-type="float">
            <text:p>-0,26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(2)</text:p>
          </table:table-cell>
          <table:table-cell office:value-type="float" office:value="-18.44" calcext:value-type="float">
            <text:p>-18,44</text:p>
          </table:table-cell>
          <table:table-cell table:formula="of:=[.C15]-[.$E$2]" office:value-type="float" office:value="-9.44" calcext:value-type="float">
            <text:p>-9,44</text:p>
          </table:table-cell>
          <table:table-cell table:formula="of:=POWER(10;[.D15]/20)" office:value-type="float" office:value="0.337287308658869" calcext:value-type="float">
            <text:p>0,337</text:p>
          </table:table-cell>
          <table:table-cell table:formula="of:=BESSELJ(3;[.A15])" office:value-type="float" office:value="0.339058958525936" calcext:value-type="float">
            <text:p>0,3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2)</text:p>
          </table:table-cell>
          <table:table-cell office:value-type="float" office:value="-15.39" calcext:value-type="float">
            <text:p>-15,39</text:p>
          </table:table-cell>
          <table:table-cell table:formula="of:=[.C16]-[.$E$2]" office:value-type="float" office:value="-6.39" calcext:value-type="float">
            <text:p>-6,39</text:p>
          </table:table-cell>
          <table:table-cell table:formula="of:=POWER(10;[.D16]/20)" office:value-type="float" office:value="0.479181452908224" calcext:value-type="float">
            <text:p>0,479</text:p>
          </table:table-cell>
          <table:table-cell table:formula="of:=BESSELJ(3;[.A16])" office:value-type="float" office:value="0.486091260585891" calcext:value-type="float">
            <text:p>0,48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2)</text:p>
          </table:table-cell>
          <table:table-cell office:value-type="float" office:value="-19.26" calcext:value-type="float">
            <text:p>-19,26</text:p>
          </table:table-cell>
          <table:table-cell table:formula="of:=[.C17]-[.$E$2]" office:value-type="float" office:value="-10.26" calcext:value-type="float">
            <text:p>-10,26</text:p>
          </table:table-cell>
          <table:table-cell table:formula="of:=POWER(10;[.D17]/20)" office:value-type="float" office:value="0.306902198839116" calcext:value-type="float">
            <text:p>0,307</text:p>
          </table:table-cell>
          <table:table-cell table:formula="of:=BESSELJ(3;[.A17])" office:value-type="float" office:value="0.309062722255252" calcext:value-type="float">
            <text:p>0,309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2)</text:p>
          </table:table-cell>
          <table:table-cell office:value-type="float" office:value="-26.64" calcext:value-type="float">
            <text:p>-26,64</text:p>
          </table:table-cell>
          <table:table-cell table:formula="of:=[.C18]-[.$E$2]" office:value-type="float" office:value="-17.64" calcext:value-type="float">
            <text:p>-17,64</text:p>
          </table:table-cell>
          <table:table-cell table:formula="of:=POWER(10;[.D18]/20)" office:value-type="float" office:value="0.13121998990192" calcext:value-type="float">
            <text:p>0,131</text:p>
          </table:table-cell>
          <table:table-cell table:formula="of:=BESSELJ(3;[.A18])" office:value-type="float" office:value="0.132034183924612" calcext:value-type="float">
            <text:p>0,13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2)</text:p>
          </table:table-cell>
          <table:table-cell office:value-type="float" office:value="-36.41" calcext:value-type="float">
            <text:p>-36,41</text:p>
          </table:table-cell>
          <table:table-cell table:formula="of:=[.C19]-[.$E$2]" office:value-type="float" office:value="-27.41" calcext:value-type="float">
            <text:p>-27,41</text:p>
          </table:table-cell>
          <table:table-cell table:formula="of:=POWER(10;[.D19]/20)" office:value-type="float" office:value="0.0426088683582789" calcext:value-type="float">
            <text:p>0,043</text:p>
          </table:table-cell>
          <table:table-cell table:formula="of:=BESSELJ(3;[.A19])" office:value-type="float" office:value="0.0430284348770476" calcext:value-type="float">
            <text:p>0,043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t. portadora </text:p>
          </table:table-cell>
          <table:table-cell/>
          <table:table-cell table:style-name="Default" office:value-type="float" office:value="-9" calcext:value-type="float">
            <text:p>-9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b=kpAm=4,Am =1</text:p>
          </table:table-cell>
          <table:table-cell table:style-name="ce1" office:value-type="string" calcext:value-type="string">
            <text:p>Potencia</text:p>
          </table:table-cell>
          <table:table-cell table:style-name="ce1" office:value-type="string" calcext:value-type="string">
            <text:p>Coeficientes experimentales dB <text:s/>20*log(Jn(B))</text:p>
          </table:table-cell>
          <table:table-cell table:style-name="ce1" office:value-type="string" calcext:value-type="string">
            <text:p>Coeficientes experimentales magnitud</text:p>
          </table:table-cell>
          <table:table-cell table:style-name="ce1" office:value-type="string" calcext:value-type="string">
            <text:p>Coeficientes teoricos 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0(2)</text:p>
          </table:table-cell>
          <table:table-cell office:value-type="float" office:value="-17.08" calcext:value-type="float">
            <text:p>-17,08</text:p>
          </table:table-cell>
          <table:table-cell table:formula="of:=[.C24]-[.$E$2]" office:value-type="float" office:value="-8.08" calcext:value-type="float">
            <text:p>-8,08</text:p>
          </table:table-cell>
          <table:table-cell table:formula="of:=POWER(10;[.D24]/20)" office:value-type="float" office:value="0.394457302075278" calcext:value-type="float">
            <text:p>0,394</text:p>
          </table:table-cell>
          <table:table-cell table:formula="of:=BESSELJ(4;[.A24])" office:value-type="float" office:value="-0.397149809863847" calcext:value-type="float">
            <text:p>-0,39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(2)</text:p>
          </table:table-cell>
          <table:table-cell office:value-type="float" office:value="-32.58" calcext:value-type="float">
            <text:p>-32,58</text:p>
          </table:table-cell>
          <table:table-cell table:formula="of:=[.C25]-[.$E$2]" office:value-type="float" office:value="-23.58" calcext:value-type="float">
            <text:p>-23,58</text:p>
          </table:table-cell>
          <table:table-cell table:formula="of:=POWER(10;[.D25]/20)" office:value-type="float" office:value="0.0662216503701762" calcext:value-type="float">
            <text:p>0,066</text:p>
          </table:table-cell>
          <table:table-cell table:formula="of:=BESSELJ(4;[.A25])" office:value-type="float" office:value="-0.0660433280235491" calcext:value-type="float">
            <text:p>-0,06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(2)</text:p>
          </table:table-cell>
          <table:table-cell office:value-type="float" office:value="-17.9" calcext:value-type="float">
            <text:p>-17,9</text:p>
          </table:table-cell>
          <table:table-cell table:formula="of:=[.C26]-[.$E$2]" office:value-type="float" office:value="-8.9" calcext:value-type="float">
            <text:p>-8,9</text:p>
          </table:table-cell>
          <table:table-cell table:formula="of:=POWER(10;[.D26]/20)" office:value-type="float" office:value="0.358921934645005" calcext:value-type="float">
            <text:p>0,359</text:p>
          </table:table-cell>
          <table:table-cell table:formula="of:=BESSELJ(4;[.A26])" office:value-type="float" office:value="0.364128145852073" calcext:value-type="float">
            <text:p>0,36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(2)</text:p>
          </table:table-cell>
          <table:table-cell office:value-type="float" office:value="-16.43" calcext:value-type="float">
            <text:p>-16,43</text:p>
          </table:table-cell>
          <table:table-cell table:formula="of:=[.C27]-[.$E$2]" office:value-type="float" office:value="-7.43" calcext:value-type="float">
            <text:p>-7,43</text:p>
          </table:table-cell>
          <table:table-cell table:formula="of:=POWER(10;[.D27]/20)" office:value-type="float" office:value="0.425108706804616" calcext:value-type="float">
            <text:p>0,425</text:p>
          </table:table-cell>
          <table:table-cell table:formula="of:=BESSELJ(4;[.A27])" office:value-type="float" office:value="0.430171473875622" calcext:value-type="float">
            <text:p>0,43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4(2)</text:p>
          </table:table-cell>
          <table:table-cell office:value-type="float" office:value="-20.1" calcext:value-type="float">
            <text:p>-20,1</text:p>
          </table:table-cell>
          <table:table-cell table:formula="of:=[.C28]-[.$E$2]" office:value-type="float" office:value="-11.1" calcext:value-type="float">
            <text:p>-11,1</text:p>
          </table:table-cell>
          <table:table-cell table:formula="of:=POWER(10;[.D28]/20)" office:value-type="float" office:value="0.278612116862977" calcext:value-type="float">
            <text:p>0,279</text:p>
          </table:table-cell>
          <table:table-cell table:formula="of:=BESSELJ(4;[.A28])" office:value-type="float" office:value="0.28112906496136" calcext:value-type="float">
            <text:p>0,28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5(2)</text:p>
          </table:table-cell>
          <table:table-cell office:value-type="float" office:value="-26.67" calcext:value-type="float">
            <text:p>-26,67</text:p>
          </table:table-cell>
          <table:table-cell table:formula="of:=[.C29]-[.$E$2]" office:value-type="float" office:value="-17.67" calcext:value-type="float">
            <text:p>-17,67</text:p>
          </table:table-cell>
          <table:table-cell table:formula="of:=POWER(10;[.D29]/20)" office:value-type="float" office:value="0.130767553892022" calcext:value-type="float">
            <text:p>0,131</text:p>
          </table:table-cell>
          <table:table-cell table:formula="of:=BESSELJ(4;[.A29])" office:value-type="float" office:value="0.132086656047098" calcext:value-type="float">
            <text:p>0,13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09:46:03.8278655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18:12:58.068283976</meta:creation-date>
    <dc:date>2023-01-18T10:25:42.426639643</dc:date>
    <meta:editing-duration>PT26M33S</meta:editing-duration>
    <meta:editing-cycles>3</meta:editing-cycles>
    <meta:generator>LibreOffice/6.4.7.2$Linux_X86_64 LibreOffice_project/40$Build-2</meta:generator>
    <meta:document-statistic meta:table-count="1" meta:cell-count="129" meta:object-count="0"/>
  </office:meta>
</office:document-meta>
</file>